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_ol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_ol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_goo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_goo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_goo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good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_sup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_sup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_sup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sup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_ol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_ol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_good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_good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good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_good_n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_good_n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good_n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_sup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_sup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sup_d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_sup_n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_sup_n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_sup_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1-29T21:01:36.495602807</dc:date>
    <meta:editing-duration>PT4H21M8S</meta:editing-duration>
    <meta:editing-cycles>7</meta:editing-cycles>
    <meta:generator>LibreOffice/7.3.7.2$Linux_X86_64 LibreOffice_project/30$Build-2</meta:generator>
    <meta:document-statistic meta:table-count="1" meta:cell-count="216" meta:object-count="0"/>
  </office:meta>
</office:document-meta>
</file>